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Mangal1" svg:font-family="Mangal"/>
    <style:font-face style:name="Tahoma" svg:font-family="Tahoma" style:font-family-generic="swis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000000" style:font-name="Calibri" fo:font-size="8pt" style:font-size-asian="8pt" style:font-size-complex="8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00000" style:font-name="Calibri" fo:font-size="7pt" style:font-size-asian="7pt" style:font-size-complex="7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 style:font-name="Calibri" fo:font-size="7pt" style:font-name-asian="NSimSun" style:font-size-asian="7pt" style:font-name-complex="Courier New" style:font-size-complex="7pt"/>
    </style:style>
    <style:style style:name="P4" style:family="paragraph" style:parent-style-name="Preformatted_20_Text">
      <style:paragraph-properties fo:margin-top="0in" fo:margin-bottom="0.0598in" fo:line-height="100%" fo:background-color="#ffffff">
        <style:background-image/>
      </style:paragraph-properties>
      <style:text-properties fo:color="#000000" style:font-name="Calibri" fo:font-size="9pt" style:font-size-asian="9pt" style:font-size-complex="9pt"/>
    </style:style>
    <style:style style:name="P5" style:family="paragraph" style:parent-style-name="Preformatted_20_Text">
      <style:paragraph-properties fo:margin-top="0in" fo:margin-bottom="0.0598in" fo:line-height="100%" fo:background-color="#ffffff">
        <style:background-image/>
      </style:paragraph-properties>
      <style:text-properties fo:color="#000000" style:font-name="Calibri" fo:font-size="8pt" style:font-size-asian="8pt" style:font-size-complex="8pt"/>
    </style:style>
    <style:style style:name="P6" style:family="paragraph" style:parent-style-name="Frame_20_contents">
      <style:paragraph-properties fo:margin-top="0in" fo:margin-bottom="0in" fo:line-height="100%"/>
      <style:text-properties style:font-name="Corbel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top" style:vertical-rel="page-content" style:horizontal-pos="right" style:horizontal-rel="page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1.6929in" draw:z-index="0">
        <draw:text-box fo:min-height="1.6091in">
          <text:p text:style-name="P6">Hint: </text:p>
          <text:p text:style-name="P6">1 Such behaviour never happened</text:p>
          <text:p text:style-name="P6">2 Noticed once</text:p>
          <text:p text:style-name="P6">3 Exist, but rarely</text:p>
          <text:p text:style-name="P6">4 Less often than others</text:p>
          <text:p text:style-name="P6">5 Same as his colleagues</text:p>
          <text:p text:style-name="P6">6 Yes, more often then others</text:p>
          <text:p text:style-name="P6">7 Yes, sometimes disturbing</text:p>
          <text:p text:style-name="P6">8 Frequently</text:p>
          <text:p text:style-name="P6">9 Quite frequently</text:p>
          <text:p text:style-name="P6">10 That is a real problem</text:p>
        </draw:text-box>
      </draw:frame>
      <text:p text:style-name="P4"><text:span text:style-name="T1">Winning too much:</text:span> The need to win at all costs and in all situations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Adding too much value:</text:span> The overwhelming desire to add our two cents to every discussion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Passing judgment: </text:span>The need to rate others and impose our standards on them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Making destructive comments:</text:span> The needless sarcasm and cutting remarks that we think make us witty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Starting with “No,” “But,” or “However”:</text:span> The overuse of these negative qualifiers which secretly say to everyone “I’m right and you’re wrong.”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Telling the world how smart we are: </text:span>The need to show people we’re smarter than they think we are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Speaking when angry:</text:span> Using emotional volatility as a management tool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Negativity, or “Let me explain why that won’t work”:</text:span> The need to share our negative thoughts even when we were not asked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Withholding information:</text:span> The refusal to share information in order to maintain an advantage over others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Failing to give proper recognition:</text:span> The inability to give praise and reward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Claiming credit that that we don’t deserve:</text:span> The most annoying way to overestimate our contributions to any success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Making excuses:</text:span> The need to reposition our annoying behavior as a permanent fixture so people excuse us for it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Clinging to the past:</text:span> The need to deflect blame away from ourselves and onto events and people from our past; a subset of blaming everyone else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Playing favorites:</text:span> Failing to see that we are treating someone unfairly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Refusing to express regret:</text:span> The inability to take responsibility for our actions, admit we’re wrong, or recognize how our actions affect others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Not listening:</text:span> The most passive-aggressive form of disrespect for colleagues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Failing to express gratitude: </text:span>The most basic form of bad manners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Punishing the messenger:</text:span> The misguided need to attack the innocent who are usually only trying to help us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Passing the buck:</text:span> The need to blame everyone but ourselves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4"><text:span text:style-name="T1">An excessive need to be “me”:</text:span> Exalting our faults as virtues simply because they’re who we are.</text:p>
      <text:p text:style-name="P4">1 <text:s text:c="3"/>2 <text:s text:c="3"/>3 <text:s text:c="3"/>4 <text:s text:c="3"/>5 <text:s text:c="3"/>6 <text:s text:c="3"/>7 <text:s text:c="3"/>8 <text:s text:c="3"/>9 <text:s text:c="3"/>10</text:p>
      <text:p text:style-name="P5"><text:line-break/>ref: https://www.marshallgoldsmith.com/articles/teaching-leaders-what-to-stop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Mangal1" svg:font-family="Mangal"/>
    <style:font-face style:name="Tahoma" svg:font-family="Tahoma" style:font-family-generic="swis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28T08:21:09.63</meta:creation-date>
    <dc:date>2020-02-28T08:41:52.45</dc:date>
    <meta:editing-duration>PT4M48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52" meta:word-count="565" meta:character-count="3175"/>
  </office:meta>
</office:document-meta>
</file>